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16/01/2026</text:span><text:span text:style-name="T2"> <text:s/></text:span></text:p>
      <text:p text:style-name="P1"><text:span text:style-name="T1">Lucas</text:span></text:p>
      <text:p text:style-name="Standard"><text:span text:style-name="T3"><text:tab/></text:span></text:p>
      <text:p text:style-name="Standard"><text:span text:style-name="T3">Bananas Docena<text:tab/> / 20) 0,5 / 21) 2 / 23) 2. amarillas / 24) 3. amarillas / 2) 2 / 3) 2 / 7) 0,5 / 10) 1 / 11) 2 / 12) 1 / 16) 2. no tan maduras / 18) 1 / 19) 0,5 / 25) 1 / 35) 3 / 40) 3 / 51) 1 = 27,5</text:span></text:p>
      <text:p text:style-name="Standard"><text:span text:style-name="T3">Huevos Maple<text:tab/> / 19) 1 / 25) 2<text:tab/> = 3</text:span></text:p>
      <text:p text:style-name="Standard"><text:span text:style-name="T3">Brote de Soja<text:tab/> / 35) 2<text:tab/> = 2</text:span></text:p>
      <text:p text:style-name="Standard"><text:span text:style-name="T3">Morron Amarillo<text:tab/> / 21) 0,5 / 35) 1<text:tab/> = 1,5</text:span></text:p>
      <text:p text:style-name="Standard"><text:span text:style-name="T3">Pera Kg<text:tab/> / 23) 2 / 11) 2 / 19) 0,5 / 35) 2<text:tab/> = 6,5</text:span></text:p>
      <text:p text:style-name="Standard"><text:span text:style-name="T3">Manzana Roja Kg<text:tab/> / 21) 0,5 / 23) 2 / 10) 1,5 / 11) 2 / 19) 1 / 35) 2<text:tab/> = 9</text:span></text:p>
      <text:p text:style-name="Standard"><text:span text:style-name="T3">Manzana Verde Kg<text:tab/> / 20) 8 uni / 5) 1 / 19) 1 / 35) 1,5 / 40) 1<text:tab/> = 4,5</text:span></text:p>
      <text:p text:style-name="Standard"><text:span text:style-name="T3">Ciruela Cajón<text:tab/> / 21) 1<text:tab/> = 1</text:span></text:p>
      <text:p text:style-name="Standard"><text:span text:style-name="T3">Ciruela Kg<text:tab/> / 23) 2 / 10) 1 / 35) 2 / 38) 1 / 40) 1<text:tab/> = 7</text:span></text:p>
      <text:p text:style-name="Standard"><text:span text:style-name="T3">Uva Kg<text:tab/> / 21) 0,5 / 23) 1 / 18) 0,5<text:tab/> = 2</text:span></text:p>
      <text:p text:style-name="Standard"><text:span text:style-name="T3">Miel de Caña<text:tab/> / 35) 1<text:tab/> = 1</text:span></text:p>
      <text:p text:style-name="Standard"><text:span text:style-name="T3">Miel de Abeja<text:tab/> / 21) 1 / 35) 2<text:tab/> = 3</text:span></text:p>
      <text:p text:style-name="Standard"><text:span text:style-name="T3">Ajo Ristra<text:tab/> / 18) 0,5 / 43) 0,5<text:tab/> = 1</text:span></text:p>
      <text:p text:style-name="Standard"><text:span text:style-name="T3">Pomelo Jaula<text:tab/> / 23) 1 / 11) 0,5 / 16) 1<text:tab/> = 2,5</text:span></text:p>
      <text:p text:style-name="Standard"><text:span text:style-name="T3">Pomelo Docena<text:tab/> / 21) 0,5 / 25) 2<text:tab/> = 2,5</text:span></text:p>
      <text:p text:style-name="Standard"><text:span text:style-name="T3">Cebolla Kg<text:tab/> / 2) 2 / 3) 2 / 10) 2 / 11) 2 / 19) 1<text:tab/> = 9</text:span></text:p>
      <text:p text:style-name="Standard"><text:span text:style-name="T3">Cebolla Morada Kg<text:tab/> / 35) 3<text:tab/> = 3</text:span></text:p>
      <text:p text:style-name="Standard"><text:span text:style-name="T3">Zukini Kg<text:tab/> / 20) 2 uni / 21) 0,5 / 11) 2 / 19) 1 / 32) 1 / 35) 1<text:tab/> = 5,5</text:span></text:p>
      <text:p text:style-name="Standard"><text:span text:style-name="T3">Naranja Docena<text:tab/> / 20) 0,5 / 2) 0,5 / 10) 0,75 / 19) 2 / 43) 3<text:tab/> = 6,75</text:span></text:p>
      <text:p text:style-name="Standard"><text:span text:style-name="T3">Ajo cabeza<text:tab/> / 20) 1<text:tab/> = 1</text:span></text:p>
      <text:p text:style-name="Standard"><text:span text:style-name="T3">Limón Docena<text:tab/> / 20) 1,25 / 2) 1 / 19) 1 / 25) 2 / 37) 1 / 40) 1<text:tab/> = 7,25</text:span></text:p>
      <text:p text:style-name="Standard"><text:span text:style-name="T3">Papa por Kg<text:tab/> / 40) 3<text:tab/> = 3</text:span></text:p>
      <text:p text:style-name="Standard"><text:soft-page-break/><text:span text:style-name="T3">Arándanos bandeja<text:tab/> / 12) 2 / 35) 4<text:tab/> = 6</text:span></text:p>
      <text:p text:style-name="Standard"><text:span text:style-name="T3">Tomate Cherry Kg<text:tab/> / 21) 1,5 / 2) 0,5 / 5) 0,5 / 11) 2 / 12) 2 / 16) 2 / 19) 1 / 32) 1 / 35) 2 / 37) 1<text:tab/> = 13,5</text:span></text:p>
      <text:p text:style-name="Standard"><text:span text:style-name="T3">Morrón Rojo Kg<text:tab/> / 20) 1 / 11) 2 / 14) 1 / 16) 1 / 19) 2 uni / 30) 4 / 32) 2 / 35) 3<text:tab/> = 14</text:span></text:p>
      <text:p text:style-name="Standard"><text:span text:style-name="T3">Morrón Verde Kg<text:tab/> / 20) 1 / 11) 1 / 16) 1 / 19) 1 uni / 30) 4 / 32) 1 / 35) 1<text:tab/> = 9</text:span></text:p>
      <text:p text:style-name="Standard"><text:span text:style-name="T3">Jengibre Kg<text:tab/> / 32) 0,5<text:tab/> = 0,5</text:span></text:p>
      <text:p text:style-name="Standard"><text:span text:style-name="T3">Pepino kg<text:tab/> / 5) 1 uni / 19) 1 / 35) 1<text:tab/> = 2</text:span></text:p>
      <text:p text:style-name="Standard"><text:span text:style-name="T3">Batata Kg<text:tab/> / 30) 5<text:tab/> = 5</text:span></text:p>
      <text:p text:style-name="Standard"><text:span text:style-name="T3">Zanahoria por Kg<text:tab/> / 20) 0,5 / 5) 1 / 10) 0,5 / 14) 1 / 16) 2 / 18) 2 / 19) 5 / 32) 2 / 35) 2 / 40) 1 / 51) 4<text:tab/> = 21</text:span></text:p>
      <text:p text:style-name="Standard"><text:span text:style-name="T3">Tomate Perita Kg<text:tab/> / 20) 3 / 21) 3 / 23) 1 / 2) 2 / 5) 3 / 11) 3 / 14) 2 / 16) 2 / 19) 1 / 25) 2 / 35) 2<text:tab/> = 24</text:span></text:p>
      <text:p text:style-name="Standard"><text:span text:style-name="T3">Berro<text:tab/> / 21) 1<text:tab/> = 1</text:span></text:p>
      <text:p text:style-name="Standard"><text:span text:style-name="T3">Arveja por Kg<text:tab/> / 30) 2<text:tab/> = 2</text:span></text:p>
      <text:p text:style-name="Standard"><text:span text:style-name="T3">Albahaca unidad<text:tab/> / 30) 1 / 38) 1<text:tab/> = 2</text:span></text:p>
      <text:p text:style-name="Standard"><text:span text:style-name="T3">Ají dulce<text:tab/> / 38) 2<text:tab/> = 2</text:span></text:p>
      <text:p text:style-name="P2"/>
      <text:p text:style-name="P2"/>
      <text:p text:style-name="P2"/>
      <text:p text:style-name="P2"/>
      <text:p text:style-name="P4"><text:span text:style-name="T3">Durazno Cajón<text:tab/> / 21) 1<text:tab/> = 1</text:span></text:p>
      <text:p text:style-name="Standard"><text:span text:style-name="T3">Durazno Kg<text:tab/> / 20) 0,5 / 23) 2 / 35) 1,5<text:tab/> = 4</text:span></text:p>
      <text:p text:style-name="Standard"><text:span text:style-name="T3">Berenjena Kg<text:tab/> / 21) 0,5 / 11) 2 / 35) 2 / 43) 1<text:tab/> = 5,5</text:span></text:p>
      <text:p text:style-name="Standard"><text:span text:style-name="T3">Papa bolsa<text:tab/> / 20) 2 / 21) 1 / 7) 0,5 / 11) 1 / 12) 0,5 / 16) 3 / 18) 1 / 30) 3 / 32) 1 / 38) 3 / 51) 2<text:tab/> = 18</text:span></text:p>
      <text:p text:style-name="Standard"><text:span text:style-name="T3">Cebolla bolsa<text:tab/> / 12) 0,5 / 30) 1 / 32) 1 / 35) 1<text:tab/> = 3,5</text:span></text:p>
      <text:p text:style-name="Standard"><text:span text:style-name="T3">Tomate cajón<text:tab/> / 3) 0,5 / 18) 1 / 30) 1 / 32) 1 / 38) 1 / 43) 2 / 51) 1<text:tab/> = 7,5</text:span></text:p>
      <text:p text:style-name="Standard"><text:span text:style-name="T3">Zapallito verde kg<text:tab/> / 20) 0,5 / 10) 1 / 30) 3 / 43) 1<text:tab/> = 5,5</text:span></text:p>
      <text:p text:style-name="Standard"><text:span text:style-name="T3">Morrón verde jaula<text:tab/> / 38) 0,5<text:tab/> = 0,5</text:span></text:p>
      <text:p text:style-name="Standard"><text:span text:style-name="T3">Calabaza kg<text:tab/> / 12) 1 uni / 19) 1<text:tab/> = 1</text:span></text:p>
      <text:p text:style-name="Standard"><text:span text:style-name="T3">Zapallo Amarillo Kg<text:tab/> / 43) 3<text:tab/> = 3</text:span></text:p>
      <text:p text:style-name="Standard"><text:span text:style-name="T3">Frutilla Kg<text:tab/> / 20) 1<text:tab/> = 1</text:span></text:p>
      <text:p text:style-name="Standard"><text:span text:style-name="T3">Repollo Morado<text:tab/> / 35) 1. grande<text:tab/> = 1</text:span></text:p>
      <text:p text:style-name="Standard"><text:span text:style-name="T3">Papines por kg<text:tab/> / 21) ,5. mix / 35) 1<text:tab/> = 1,5</text:span></text:p>
      <text:p text:style-name="Standard"><text:span text:style-name="T3">Melón<text:tab/> / 20) 1 / 35) 1<text:tab/> = 2</text:span></text:p>
      <text:p text:style-name="Standard"><text:span text:style-name="T3">Sandía<text:tab/> / 35) 1<text:tab/> = 1</text:span></text:p>
      <text:p text:style-name="Standard"><text:span text:style-name="T3">Mango kg<text:tab/> / 35) 1,5 / 40) 1<text:tab/> = 2,5</text:span></text:p>
      <text:p text:style-name="Standard"><text:span text:style-name="T3">Rabanito<text:tab/> / 35) 1<text:tab/> = 1</text:span></text:p>
      <text:p text:style-name="Standard"><text:span text:style-name="T3">Kiwi kg<text:tab/> / 20) 6 uni / 11) 2 / 35) 3<text:tab/> = 5</text:span></text:p>
      <text:p text:style-name="P2"/>
      <text:p text:style-name="Standard"><text:span text:style-name="T4">Naranja jaula<text:tab/> / 21) 2 / 23) 3 / 7) 0,5 / 12) 0,5 / 14) 0,5 / 16) 1 / 25) 1 / 35) 2 / 40) 1<text:tab/>11,5</text:span></text:p>
      <text:p text:style-name="Standard"><text:span text:style-name="T4">Limón jaula<text:tab/> / 21) 0,5 / 23) 0,5 / 3) 0,5 / 11) 1 / 16) 1 / 30) 3 / 32) 1 / 35) 1 / 38) 1 / 51) 0,5<text:tab/>10</text:span></text:p>
      <text:p text:style-name="P3"/>
      <text:p text:style-name="Standard"><text:span text:style-name="T5">Palta Madura por Kg<text:tab/></text:span></text:p>
      <text:p text:style-name="Standard"><text:span text:style-name="T5"><text:s/><text:tab/></text:span></text:p>
      <text:p text:style-name="Standard"><text:span text:style-name="T5"><text:s/>21) 6 <text:tab/> kg</text:span></text:p>
      <text:p text:style-name="Standard"><text:span text:style-name="T5"><text:s/>2) 1 <text:tab/> kg</text:span></text:p>
      <text:p text:style-name="Standard"><text:soft-page-break/><text:span text:style-name="T5"><text:s/>5) 5 <text:tab/> kg</text:span></text:p>
      <text:p text:style-name="Standard"><text:span text:style-name="T5"><text:s/>7) 1 <text:tab/> kg</text:span></text:p>
      <text:p text:style-name="Standard"><text:span text:style-name="T5"><text:s/>11) 7 <text:tab/> kg</text:span></text:p>
      <text:p text:style-name="Standard"><text:span text:style-name="T5"><text:s/>12) 2 <text:tab/> kg</text:span></text:p>
      <text:p text:style-name="Standard"><text:span text:style-name="T5"><text:s/>14) 2 <text:tab/> kg</text:span></text:p>
      <text:p text:style-name="Standard"><text:span text:style-name="T5"><text:s/>16) 3 <text:tab/> kg</text:span></text:p>
      <text:p text:style-name="Standard"><text:span text:style-name="T5"><text:s/>25) 1 <text:tab/> kg</text:span></text:p>
      <text:p text:style-name="Standard"><text:span text:style-name="T5"><text:s/>30) 0,5 <text:tab/> kg</text:span></text:p>
      <text:p text:style-name="Standard"><text:span text:style-name="T5"><text:s/>32) 1 <text:tab/> kg</text:span></text:p>
      <text:p text:style-name="Standard"><text:span text:style-name="T5"><text:s/>35) 15 <text:tab/> kg</text:span></text:p>
      <text:p text:style-name="Standard"><text:span text:style-name="T5"><text:s/>37) 1,5 <text:tab/> kg</text:span></text:p>
      <text:p text:style-name="Standard"><text:span text:style-name="T5"><text:s/>40) 4<text:tab/> k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5in" fo:margin-bottom="0.5in" fo:margin-left="0.3929in" fo:margin-right="0.3929in" style:writing-mode="lr-tb" style:layout-grid-color="#c0c0c0" style:layout-grid-lines="27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4" meta:word-count="923" meta:character-count="3056" meta:non-whitespace-character-count="2051"/>
    <meta:generator>LibreOfficeDev/6.0.5.2$Linux_X86_64 LibreOffice_project/</meta:generator>
  </office:meta>
</office:document-meta>
</file>